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33cc66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solid" draw:fill-color="#e6e6e6" draw:auto-grow-height="true" draw:auto-grow-width="false" fo:max-height="0cm" fo:min-height="6.632cm"/>
    </style:style>
    <style:style style:name="gr3" style:family="graphic" style:parent-style-name="standard">
      <style:graphic-properties draw:stroke="none" svg:stroke-color="#000000" draw:fill="solid" draw:fill-color="#33cc66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solid" draw:fill-color="#ff9966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e6e6e6" draw:auto-grow-height="true" draw:auto-grow-width="false" fo:max-height="0cm" fo:min-height="11.18cm"/>
    </style:style>
    <style:style style:name="gr6" style:family="graphic" style:parent-style-name="standard">
      <style:graphic-properties draw:stroke="none" svg:stroke-color="#000000" draw:fill="solid" draw:fill-color="#9999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e6e6e6" draw:auto-grow-height="true" draw:auto-grow-width="false" fo:max-height="0cm" fo:min-height="2.925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marker-end="Arrow" draw:marker-end-width="0.203cm" draw:textarea-horizontal-align="center" draw:textarea-vertical-align="middle"/>
    </style:style>
    <style:style style:name="gr12" style:family="graphic" style:parent-style-name="standard">
      <style:graphic-properties draw:stroke="none" svg:stroke-color="#ffff00" draw:fill="gradient" draw:fill-color="#ffffff" draw:fill-gradient-name="Linear_20_yellow_2f_brown" draw:auto-grow-height="true" draw:auto-grow-width="false" fo:max-height="0cm" fo:min-height="2.362cm" draw:shadow-offset-x="0.305cm" draw:shadow-offset-y="0.305cm"/>
    </style:style>
    <style:style style:name="gr13" style:family="graphic" style:parent-style-name="standard">
      <style:graphic-properties draw:stroke="none" svg:stroke-color="#000000" draw:fill="solid" draw:fill-color="#e6e6e6" draw:auto-grow-height="true" draw:auto-grow-width="false" fo:max-height="0cm" fo:min-height="1.0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5.08cm" svg:height="0.962cm" svg:x="0cm" svg:y="3.002cm">
          <draw:text-box>
            <text:p>DOFwidget</text:p>
          </draw:text-box>
        </draw:frame>
        <draw:frame draw:style-name="gr2" draw:text-style-name="P1" draw:layer="layout" svg:width="5.08cm" svg:height="15.791cm" svg:x="0cm" svg:y="3.964cm">
          <draw:text-box>
            <text:p><text:span text:style-name="T1">canvas </text:span></text:p>
            <text:p><text:span text:style-name="T1">drawers = []</text:span></text:p>
            <text:p><text:span text:style-name="T1">handler = None</text:span></text:p>
            <text:p><text:span text:style-name="T1">origin = (0,0)</text:span></text:p>
            <text:p><text:span text:style-name="T1">vector_x = (1,0)</text:span></text:p>
            <text:p><text:span text:style-name="T1">vector_y = (0,1)</text:span></text:p>
            <text:p><text:span text:style-name="T1">corner = (0,0)</text:span></text:p>
            <text:p><text:span text:style-name="T1">size = (0,0)</text:span></text:p>
            <text:p><text:span text:style-name="T1">visible</text:span></text:p>
            <text:p><text:span text:style-name="T1"/></text:p>
            <text:p><text:span text:style-name="T1">surface </text:span><text:span text:style-name="T2">__&gt; sobra?</text:span></text:p>
            <text:p><text:span text:style-name="T1"/></text:p>
            <text:p><text:span text:style-name="T1">parent</text:span></text:p>
            <text:p><text:span text:style-name="T1">children</text:span></text:p>
            <text:p><text:span text:style-name="T1"/></text:p>
            <text:p><text:span text:style-name="T1">drawers []</text:span></text:p>
            <text:p><text:span text:style-name="T1">handler</text:span></text:p>
            <text:p><text:span text:style-name="T1"/></text:p>
            <text:p><text:span text:style-name="T1">addChild( )</text:span></text:p>
            <text:p><text:span text:style-name="T1"/></text:p>
            <text:p><text:span text:style-name="T1">update( )</text:span></text:p>
            <text:p><text:span text:style-name="T1">setVisible( )</text:span></text:p>
            <text:p><text:span text:style-name="T1">display( )</text:span></text:p>
            <text:p><text:span text:style-name="T1">hide( )</text:span></text:p>
            <text:p><text:span text:style-name="T1"/></text:p>
            <text:p><text:span text:style-name="T1">translateCoords( )</text:span></text:p>
            <text:p><text:span text:style-name="T1"/></text:p>
            <text:p><text:span text:style-name="T1"/></text:p>
          </draw:text-box>
        </draw:frame>
        <draw:frame draw:style-name="gr1" draw:layer="layout" svg:width="5.08cm" svg:height="0.962cm" svg:x="6.35cm" svg:y="13.008cm">
          <draw:text-box>
            <text:p>Drawer</text:p>
          </draw:text-box>
        </draw:frame>
        <draw:frame draw:style-name="gr3" draw:layer="layout" svg:width="5.08cm" svg:height="0.962cm" svg:x="7.62cm" svg:y="17.453cm">
          <draw:text-box>
            <text:p>Handler</text:p>
          </draw:text-box>
        </draw:frame>
        <draw:frame draw:style-name="gr4" draw:layer="layout" svg:width="5.08cm" svg:height="0.962cm" svg:x="12.065cm" svg:y="0.308cm">
          <draw:text-box>
            <text:p>MyController</text:p>
          </draw:text-box>
        </draw:frame>
        <draw:frame draw:style-name="gr5" draw:text-style-name="P1" draw:layer="layout" svg:width="5.08cm" svg:height="11.43cm" svg:x="12.065cm" svg:y="1.27cm">
          <draw:text-box>
            <text:p><text:span text:style-name="T1">canvas</text:span></text:p>
            <text:p><text:span text:style-name="T1">dofmodel</text:span></text:p>
            <text:p><text:span text:style-name="T1"/></text:p>
          </draw:text-box>
        </draw:frame>
        <draw:frame draw:style-name="gr6" draw:layer="layout" svg:width="5.08cm" svg:height="0.962cm" svg:x="22.455cm" svg:y="0cm">
          <draw:text-box>
            <text:p>DOFModel</text:p>
          </draw:text-box>
        </draw:frame>
        <draw:frame draw:style-name="gr6" draw:layer="layout" svg:width="5.08cm" svg:height="0.962cm" svg:x="15.24cm" svg:y="16.818cm">
          <draw:text-box>
            <text:p>ViewModel</text:p>
          </draw:text-box>
        </draw:frame>
        <draw:frame draw:style-name="gr2" draw:text-style-name="P1" draw:layer="layout" svg:width="5.08cm" svg:height="16.496cm" svg:x="22.455cm" svg:y="0.962cm">
          <draw:text-box>
            <text:p><text:span text:style-name="T1">F = 35.0</text:span></text:p>
            <text:p><text:span text:style-name="T1">f = 5.0</text:span></text:p>
            <text:p><text:span text:style-name="T1">S = 35.0</text:span></text:p>
            <text:p><text:span text:style-name="T1">m = 1300</text:span></text:p>
            <text:p><text:span text:style-name="T1">x0 = 0.2</text:span></text:p>
            <text:p><text:span text:style-name="T1"/></text:p>
            <text:p><text:span text:style-name="T3">D, Zo, H, n, R</text:span></text:p>
            <text:p><text:span text:style-name="T3">x_near, x_far</text:span></text:p>
            <text:p><text:span text:style-name="T3">DOF_near,DOF_far</text:span></text:p>
            <text:p><text:span text:style-name="T3">DOF</text:span></text:p>
            <text:p><text:span text:style-name="T3"/></text:p>
            <text:p><text:span text:style-name="T1">observers = []</text:span></text:p>
            <text:p><text:span text:style-name="T1"/></text:p>
            <text:p><text:span text:style-name="T1">calculated = False</text:span></text:p>
            <text:p><text:span text:style-name="T1"/></text:p>
            <text:p><text:span text:style-name="T1">__init__( )</text:span></text:p>
            <text:p><text:span text:style-name="T1">calculateModel( )</text:span></text:p>
            <text:p><text:span text:style-name="T1"/></text:p>
            <text:p><text:span text:style-name="T1">registerObserver( )</text:span></text:p>
            <text:p><text:span text:style-name="T1">removeObserver( )</text:span></text:p>
            <text:p><text:span text:style-name="T1">notifyObservers( )</text:span></text:p>
            <text:p><text:span text:style-name="T1"/></text:p>
            <text:p><text:span text:style-name="T1">getState( )</text:span></text:p>
            <text:p><text:span text:style-name="T1">set_F( )</text:span></text:p>
            <text:p><text:span text:style-name="T1">set_f( )</text:span></text:p>
            <text:p><text:span text:style-name="T1">set_S( )</text:span></text:p>
            <text:p><text:span text:style-name="T1">set_m( )</text:span></text:p>
            <text:p><text:span text:style-name="T1">set_x0( )</text:span></text:p>
            <text:p><text:span text:style-name="T1"/></text:p>
            <text:p><text:span text:style-name="T1">_printState( )</text:span></text:p>
          </draw:text-box>
        </draw:frame>
        <draw:frame draw:style-name="gr7" draw:text-style-name="P1" draw:layer="layout" svg:width="5.08cm" svg:height="3.175cm" svg:x="15.24cm" svg:y="17.78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custom-shape draw:style-name="gr8" draw:text-style-name="P2" draw:layer="layout" svg:width="0.635cm" svg:height="1.905cm" svg:x="27.365cm" svg:y="10.5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draw:id="id1" draw:layer="layout" svg:width="0.388cm" svg:height="0.388cm" svg:x="24.92cm" svg:y="9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id="id2" draw:layer="layout" svg:width="0.388cm" svg:height="0.388cm" svg:x="22.03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3" draw:layer="layout" svg:width="0.388cm" svg:height="0.388cm" svg:x="26.475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id="id4" draw:layer="layout" svg:width="0.388cm" svg:height="0.388cm" svg:x="22.302cm" svg:y="1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svg:x1="25.308cm" svg:y1="9.317cm" svg:x2="22.03cm" svg:y2="9.808cm" draw:start-shape="id1" draw:start-glue-point="10" draw:end-shape="id2" draw:end-glue-point="6" svg:d="m25308 9317h502v-695h-4281v1186h501">
          <text:p/>
        </draw:connector>
        <draw:connector draw:style-name="gr11" draw:text-style-name="P2" draw:layer="layout" draw:line-skew="0cm -0.338cm" svg:x1="26.863cm" svg:y1="9.808cm" svg:x2="22.302cm" svg:y2="12.016cm" draw:start-shape="id3" draw:start-glue-point="10" draw:end-shape="id4" draw:end-glue-point="6" svg:d="m26863 9808h502v767h-5564v1441h501">
          <text:p/>
        </draw:connector>
        <draw:frame draw:style-name="gr12" draw:layer="layout" svg:width="12.065cm" svg:height="2.612cm" svg:x="29.845cm" svg:y="3.175cm">
          <draw:text-box>
            <text:p><text:span text:style-name="T1">PENSAR:</text:span></text:p>
            <text:p><text:span text:style-name="T3">* Modelo tiene que ser calculado automáticamente <text:s/>o calculateModel( ) llamado desde fuera?</text:span></text:p>
            <text:p/>
          </draw:text-box>
        </draw:frame>
        <draw:frame draw:style-name="gr1" draw:layer="layout" svg:width="5.08cm" svg:height="0.962cm" svg:x="0cm" svg:y="0cm">
          <draw:text-box>
            <text:p>MyCanvas</text:p>
          </draw:text-box>
        </draw:frame>
        <draw:frame draw:style-name="gr13" draw:text-style-name="P1" draw:layer="layout" svg:width="5.08cm" svg:height="1.916cm" svg:x="0cm" svg:y="0.962cm">
          <draw:text-box>
            <text:p><text:span text:style-name="T1">screen</text:span></text:p>
            <text:p><text:span text:style-name="T1"/></text:p>
            <text:p><text:span text:style-name="T1"/></text:p>
          </draw:text-box>
        </draw:frame>
        <draw:frame draw:style-name="gr13" draw:text-style-name="P1" draw:layer="layout" svg:width="5.08cm" svg:height="3.026cm" svg:x="6.35cm" svg:y="13.97cm">
          <draw:text-box>
            <text:p><text:span text:style-name="T1">dofmodel</text:span></text:p>
            <text:p><text:span text:style-name="T1">viewmodel</text:span></text:p>
            <text:p><text:span text:style-name="T1">fill</text:span></text:p>
            <text:p><text:span text:style-name="T1">outline</text:span></text:p>
            <text:p><text:span text:style-name="T1">width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varo </meta:initial-creator>
    <meta:creation-date>2011-03-14T13:42:56</meta:creation-date>
    <meta:editing-duration>PT03H57M27S</meta:editing-duration>
    <meta:editing-cycles>13</meta:editing-cycles>
    <dc:date>2011-03-15T23:56:02</dc:date>
    <dc:creator>alvaro </dc:creator>
    <meta:generator>OpenOffice.org/3.2$Unix OpenOffice.org_project/320m19$Build-9505</meta:generator>
    <meta:document-statistic meta:object-count="44"/>
  </office:meta>
</office:document-meta>
</file>